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Node">
      <style:graphic-properties draw:textarea-vertical-align="middle" draw:auto-grow-height="false"/>
    </style:style>
    <style:style style:name="gr2" style:family="graphic" style:parent-style-name="Connector">
      <style:graphic-properties draw:textarea-vertical-align="middle"/>
    </style:style>
    <style:style style:name="gr3" style:family="graphic" style:parent-style-name="Node_20_Group">
      <style:graphic-properties draw:textarea-vertical-align="middle" draw:auto-grow-height="false"/>
    </style:style>
    <style:style style:name="gr4" style:family="graphic" style:parent-style-name="Group_20_Connector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Group_20_Connector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.5cm" svg:x="1.75cm" svg:y="7.75cm">
          <text:p text:style-name="P1">Signature</text:p>
          <text:p text:style-name="P1">Databas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3cm" svg:height="1.5cm" svg:x="1.625cm" svg:y="7.625cm">
          <text:p text:style-name="P1">Signature</text:p>
          <text:p text:style-name="P1">Databas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1.75cm" svg:y1="10cm" svg:x2="11.75cm" svg:y2="11cm" draw:start-shape="id1" draw:start-glue-point="2" draw:end-shape="id2" svg:d="m11750 10000v1000">
          <text:p/>
        </draw:connector>
        <draw:connector draw:style-name="gr2" draw:text-style-name="P1" draw:layer="layout" svg:x1="11.75cm" svg:y1="3.5cm" svg:x2="11.75cm" svg:y2="4.5cm" draw:start-shape="id3" draw:start-glue-point="2" draw:end-shape="id1" draw:end-glue-point="0" svg:d="m11750 3500v1000">
          <text:p/>
        </draw:connector>
        <draw:custom-shape draw:style-name="gr3" draw:text-style-name="P1" xml:id="id1" draw:id="id1" draw:layer="layout" svg:width="12.5cm" svg:height="5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75cm" svg:height="1.5cm" svg:x="8.875cm" svg:y="2cm">
          <text:p text:style-name="P1">Pre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cm" svg:x="5.75cm" svg:y="6cm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cm" svg:x="12cm" svg:y="6cm">
          <text:p text:style-name="P1">glob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1.5cm" svg:x="5.75cm" svg:y="7.5cm">
          <text:p text:style-name="P1">Quantization / </text:p>
          <text:p text:style-name="P1">Weighting</text:p>
          <draw:enhanced-geometry svg:viewBox="0 0 21600 21600" draw:type="rectangle" draw:enhanced-path="M 0 0 L 21600 0 21600 21600 0 21600 0 0 Z N"/>
        </draw:custom-shape>
        <draw:frame draw:style-name="gr4" draw:layer="layout" svg:width="5.121cm" svg:height="0.903cm" svg:x="9.175cm" svg:y="4.847cm">
          <draw:text-box>
            <text:p>Feature Extraction</text:p>
          </draw:text-box>
        </draw:frame>
        <draw:custom-shape draw:style-name="gr1" draw:text-style-name="P1" xml:id="id4" draw:id="id4" draw:layer="layout" svg:width="3cm" svg:height="1.5cm" svg:x="1.5cm" svg:y="2cm">
          <text:p text:style-name="P1">Im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2" draw:id="id2" draw:layer="layout" svg:width="3.5cm" svg:height="1.5cm" svg:x="10cm" svg:y="11cm">
          <text:p text:style-name="P1">Signatur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4.5cm" svg:y1="2.75cm" svg:x2="8.875cm" svg:y2="2.75cm" draw:start-shape="id4" draw:start-glue-point="7" draw:end-shape="id3" draw:end-glue-point="3" svg:d="m4500 2750h4375">
          <text:p/>
        </draw:connector>
        <draw:polyline draw:style-name="gr5" draw:text-style-name="P1" draw:layer="layout" svg:width="1.499cm" svg:height="3.249cm" draw:transform="rotate (-1.5707963267949) translate (11.75cm 4.5cm)" svg:viewBox="0 0 1500 3250" draw:points="0,0 375,0 375,3250 1500,3250">
          <text:p/>
        </draw:polyline>
        <draw:polyline draw:style-name="gr5" draw:text-style-name="P1" draw:layer="layout" svg:width="1.499cm" svg:height="3.249cm" draw:transform="rotate (-1.5707963267949) translate (15cm 4.5cm)" svg:viewBox="0 0 1500 3250" draw:points="0,3250 375,3250 375,0 1500,0">
          <text:p/>
        </draw:polyline>
        <draw:line draw:style-name="gr5" draw:text-style-name="P1" draw:layer="layout" svg:x1="8.5cm" svg:y1="7cm" svg:x2="8.5cm" svg:y2="7.5cm">
          <text:p/>
        </draw:line>
        <draw:polyline draw:style-name="gr5" draw:text-style-name="P1" draw:layer="layout" svg:width="2.999cm" svg:height="3.249cm" draw:transform="rotate (-1.5707963267949) translate (15cm 7cm)" svg:viewBox="0 0 3000 3250" draw:points="0,0 2500,0 2500,3250 3000,3250">
          <text:p/>
        </draw:polyline>
        <draw:polyline draw:style-name="gr5" draw:text-style-name="P1" draw:layer="layout" svg:width="0.999cm" svg:height="3.249cm" draw:transform="rotate (-1.5707963267949) translate (11.75cm 9cm)" svg:viewBox="0 0 1000 3250" draw:points="0,3250 500,3250 500,0 1000,0">
          <text:p/>
        </draw:polyline>
        <draw:custom-shape draw:style-name="gr1" draw:text-style-name="P1" draw:layer="layout" svg:width="3cm" svg:height="1.5cm" svg:x="1.5cm" svg:y="7.5cm">
          <text:p text:style-name="P1">Signature</text:p>
          <text:p text:style-name="P1">Databas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4.5cm" svg:y1="8.25cm" svg:x2="5.7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roid Sans'" style:font-style-name="Standard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de" style:family="graphic" style:parent-style-name="standard">
      <style:graphic-properties draw:stroke-dash="Dash_20_1" svg:stroke-width="0.05cm" svg:stroke-color="#dfba69" draw:marker-start-width="0.28cm" draw:marker-end-width="0.28cm" draw:fill-color="#fffedf" draw:fill-gradient-name="Gradient_20_7" draw:fill-hatch-name="Hatching_20_46" draw:fill-image-name="Bitmape_20_1" draw:fill-image-width="0cm" draw:fill-image-height="0cm"/>
    </style:style>
    <style:style style:name="Node_20_Subtext" style:display-name="Node Subtext" style:family="graphic" style:parent-style-name="standard">
      <style:graphic-properties draw:stroke="none" draw:fill="none" draw:fill-image-width="0cm" draw:fill-image-height="0cm"/>
      <style:text-properties fo:color="#666666"/>
    </style:style>
    <style:style style:name="Node_20_Divider" style:display-name="Node Divider" style:family="graphic">
      <style:graphic-properties draw:stroke="dash" draw:stroke-dash="Ultrafine_20_Dashed" svg:stroke-opacity="50%" draw:fill="none"/>
    </style:style>
    <style:style style:name="Node_20_Label" style:display-name="Node Label" style:family="graphic" style:parent-style-name="standard">
      <style:graphic-properties draw:stroke="none" draw:fill="none" draw:fill-color="#fffedf" draw:fill-image-width="0cm" draw:fill-image-height="0cm" draw:auto-grow-width="true" fo:padding-top="0.05cm" fo:padding-bottom="0.05cm" fo:padding-left="0.05cm" fo:padding-right="0.05cm"/>
    </style:style>
    <style:style style:name="Connector" style:family="graphic" style:parent-style-name="Node">
      <style:graphic-properties draw:marker-end="Arrow" draw:marker-end-width="0.2cm" draw:fill="none" draw:start-line-spacing-horizontal="0.1cm" draw:start-line-spacing-vertical="0.1cm" draw:end-line-spacing-horizontal="0.1cm" draw:end-line-spacing-vertical="0.1cm"/>
    </style:style>
    <style:style style:name="Node_20_Group" style:display-name="Node Group" style:family="graphic" style:parent-style-name="Node">
      <style:graphic-properties svg:stroke-color="#666666" draw:fill-color="#e6e6e6"/>
    </style:style>
    <style:style style:name="Group_20_Connector" style:display-name="Group Connector" style:family="graphic" style:parent-style-name="Node_20_Group">
      <style:graphic-properties svg:stroke-color="#666666" draw:marker-end="Arrow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3:41</meta:creation-date>
    <dc:date>2012-07-30T10:25:28</dc:date>
    <meta:editing-duration>PT27M31S</meta:editing-duration>
    <meta:editing-cycles>12</meta:editing-cycles>
    <meta:generator>LibreOffice/3.5$Linux_X86_64 LibreOffice_project/350m1$Build-3</meta:generator>
    <meta:document-statistic meta:object-count="20"/>
  </office:meta>
</office:document-meta>
</file>